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1.526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2.552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00caca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caca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Micro planning des séances de TP Uniquement (hors travail personnel en dehors des heures de cours)</text:p>
          </table:table-cell>
          <table:covered-table-cell table:number-columns-repeated="2" table:style-name="Default"/>
          <table:covered-table-cell table:number-columns-repeated="6"/>
        </table:table-row>
        <table:table-row table:style-name="ro2">
          <table:table-cell table:style-name="ce2" office:value-type="string" calcext:value-type="string" table:number-columns-spanned="2" table:number-rows-spanned="1">
            <text:p>Le Vendredi 22 Janv</text:p>
          </table:table-cell>
          <table:covered-table-cell/>
          <table:table-cell office:value-type="string" calcext:value-type="string" table:number-columns-spanned="7" table:number-rows-spanned="1">
            <text:p>Configuration GIt/GitHub</text:p>
            <text:p>début modélisation de projet</text:p>
            <text:p>début documentation / recherches</text:p>
          </table:table-cell>
          <table:covered-table-cell table:number-columns-repeated="6"/>
        </table:table-row>
        <table:table-row table:style-name="ro3">
          <table:table-cell office:value-type="string" calcext:value-type="string" table:number-columns-spanned="2" table:number-rows-spanned="1">
            <text:p>Le Vendredi 05 Fév</text:p>
          </table:table-cell>
          <table:covered-table-cell/>
          <table:table-cell office:value-type="string" calcext:value-type="string" table:number-columns-spanned="7" table:number-rows-spanned="1">
            <text:p>Suite : Modélisation projet</text:p>
            <text:p>documentation et recherches sur le sujet</text:p>
            <text:p>quelques réglages sur github</text:p>
          </table:table-cell>
          <table:covered-table-cell table:number-columns-repeated="6"/>
        </table:table-row>
        <table:table-row table:style-name="ro3">
          <table:table-cell office:value-type="string" calcext:value-type="string" table:number-columns-spanned="2" table:number-rows-spanned="1">
            <text:p>Le Mardi 09 Fév </text:p>
          </table:table-cell>
          <table:covered-table-cell/>
          <table:table-cell office:value-type="string" calcext:value-type="string" table:number-columns-spanned="7" table:number-rows-spanned="1">
            <text:p>Début travail sur SDL</text:p>
            <text:p>Début travail sur les fonctions des pieces et partie console</text:p>
            <text:p>Codage de fonctions et conditions des règles du jeu</text:p>
            <text:p>Début création du menu du jeu</text:p>
          </table:table-cell>
          <table:covered-table-cell table:number-columns-repeated="6"/>
        </table:table-row>
        <table:table-row table:style-name="ro4">
          <table:table-cell office:value-type="string" calcext:value-type="string" table:number-columns-spanned="2" table:number-rows-spanned="1">
            <text:p>Le Vendredi 19 Fév</text:p>
          </table:table-cell>
          <table:covered-table-cell/>
          <table:table-cell office:value-type="string" calcext:value-type="string" table:number-columns-spanned="7" table:number-rows-spanned="1">
            <text:p>suite : travail sur sdl, affichage des images/textes/</text:p>
            <text:p>suite : Finalisation des fonctions de déplacements des pièces et gestion de l'echiquier</text:p>
            <text:p>Finalisation de la dernière fonction du jeu (partie console)</text:p>
            <text:p>Suite : création du menu </text:p>
            <text:p/>
          </table:table-cell>
          <table:covered-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Le Vendredi 12 Mars</text:p>
          </table:table-cell>
          <table:covered-table-cell/>
          <table:table-cell office:value-type="string" calcext:value-type="string" table:number-columns-spanned="7" table:number-rows-spanned="1">
            <text:p>Suite : finaisation de la dernière fonction du jeu (partie console)</text:p>
            <text:p>suite : finalisation du menu et plateau de jeu</text:p>
            <text:p>début intégration de la partie console sur sdl</text:p>
            <text:p>début IA moteur de jeu</text:p>
            <text:p/>
          </table:table-cell>
          <table:covered-table-cell table:number-columns-repeated="6"/>
        </table:table-row>
        <table:table-row table:style-name="ro6"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3-16T09:31:38.129550764</meta:creation-date>
    <dc:date>2021-03-16T09:54:01.169857804</dc:date>
    <meta:editing-duration>PT1M52S</meta:editing-duration>
    <meta:editing-cycles>1</meta:editing-cycles>
    <meta:document-statistic meta:table-count="1" meta:cell-count="11" meta:object-count="0"/>
    <meta:generator>LibreOffice/6.4.1.2$Linux_X86_64 LibreOffice_project/4d224e95b98b138af42a64d84056446d09082932</meta:generator>
  </office:meta>
</office:document-meta>
</file>